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4c1" officeooo:paragraph-rsid="001ca4c1"/>
    </style:style>
    <style:style style:name="P2" style:family="paragraph" style:parent-style-name="Standard">
      <style:text-properties officeooo:rsid="001cc698" officeooo:paragraph-rsid="001cc698"/>
    </style:style>
    <style:style style:name="P3" style:family="paragraph" style:parent-style-name="Standard">
      <style:text-properties officeooo:rsid="001d722f" officeooo:paragraph-rsid="001d722f"/>
    </style:style>
    <style:style style:name="P4" style:family="paragraph" style:parent-style-name="Standard">
      <style:text-properties officeooo:rsid="001da855" officeooo:paragraph-rsid="001da855"/>
    </style:style>
    <style:style style:name="P5" style:family="paragraph" style:parent-style-name="Standard">
      <style:text-properties officeooo:rsid="001e8a14" officeooo:paragraph-rsid="001e8a14"/>
    </style:style>
    <style:style style:name="P6" style:family="paragraph" style:parent-style-name="Standard">
      <style:text-properties officeooo:rsid="001eebcc" officeooo:paragraph-rsid="001eebcc"/>
    </style:style>
    <style:style style:name="P7" style:family="paragraph" style:parent-style-name="Standard">
      <style:text-properties officeooo:rsid="002289c0" officeooo:paragraph-rsid="002289c0"/>
    </style:style>
    <style:style style:name="T1" style:family="text">
      <style:text-properties officeooo:rsid="001cc698"/>
    </style:style>
    <style:style style:name="T2" style:family="text">
      <style:text-properties officeooo:rsid="001da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Jack parts</text:h>
      <text:p text:style-name="P1"/>
      <text:p text:style-name="P1"/>
      <text:p text:style-name="P1"><text:span text:style-name="T1">1 ea<text:tab/>labjack </text:span>U3 OEM <text:a xlink:type="simple" xlink:href="https://labjack.com/products/u3">https://labjack.com/products/u3</text:a></text:p>
      <text:p text:style-name="P5"/>
      <text:p text:style-name="P5">1 ea<text:tab/><text:a xlink:type="simple" xlink:href="https://tinkercad.com/things/1ZXSIU43Vk7">3D printed case for U3</text:a></text:p>
      <text:p text:style-name="P1"/>
      <text:p text:style-name="P5">2 ea<text:tab/><text:a xlink:type="simple" xlink:href="http://www.amazon.com/Black-Plastic-Connector-Gland-4mm-8mm/dp/B00NQ37VI2/ref=sr_1_2">cable glands</text:a></text:p>
      <text:p text:style-name="P5"/>
      <text:p text:style-name="P1"><text:span text:style-name="T1">1 ea<text:tab/></text:span><text:a xlink:type="simple" xlink:href="http://www.newark.com/raspberry-pi/raspberrypi-2-modb-1gb/sbc-raspberry-pi-2-model-b-1gb/dp/38Y6467">R</text:a><text:a xlink:type="simple" xlink:href="http://www.newark.com/raspberry-pi/raspberrypi-2-modb-1gb/sbc-raspberry-pi-2-model-b-1gb/dp/38Y6467"><text:span text:style-name="T1">aspberry p</text:span></text:a><text:a xlink:type="simple" xlink:href="http://www.newark.com/raspberry-pi/raspberrypi-2-modb-1gb/sbc-raspberry-pi-2-model-b-1gb/dp/38Y6467">i 2 Model B</text:a> <text:span text:style-name="T1">(Pi 3 will also work, but uses more power.)</text:span></text:p>
      <text:p text:style-name="P1"/>
      <text:p text:style-name="P4"><text:span text:style-name="T1">1 </text:span>ea<text:tab/><text:a xlink:type="simple" xlink:href="http://www.newark.com/multicomp/mc-rp002-blk/raspberry-pi-enclosure-abs-black/dp/77Y6516">Case </text:a>for Raspberry Pi – any case will do but plug up holes to keep ants out!</text:p>
      <text:p text:style-name="P1"/>
      <text:p text:style-name="P2">1 ea<text:tab/><text:a xlink:type="simple" xlink:href="http://www.amazon.com/SanDisk-Ultra-SDCZ43-032G-GAM46-Newest-Version/dp/B01BGTG41W/ref=dp_ob_title_ce">Sandisk Fit low profile USB flask drive</text:a> <text:span text:style-name="T2">8Gb or larger</text:span></text:p>
      <text:p text:style-name="P2"/>
      <text:p text:style-name="P3">1 ea<text:tab/>micro SD card 4Gb or larger</text:p>
      <text:p text:style-name="P3"/>
      <text:p text:style-name="P6">1 ea<text:tab/><text:a xlink:type="simple" xlink:href="http://www.hobbyking.com/hobbyking/store/__24753__Turnigy_dlux_10A_10_60V_HV_SBEC.html">Turnigy 60V BEC</text:a> (DC-DC power supply)</text:p>
      <text:p text:style-name="P1"/>
      <text:p text:style-name="P2">1 ea<text:tab/><text:a xlink:type="simple" xlink:href="http://www.amazon.com/Anker-Premium-Android-Samsung-Motorola/dp/B00N8VHW72/ref=sr_1_1?ie=UTF8&amp;qid=1461106015&amp;sr=8-1">1ft Micro USB cable</text:a> </text:p>
      <text:p text:style-name="P1"/>
      <text:p text:style-name="P1"><text:span text:style-name="T1">3 ea<text:tab/></text:span><text:a xlink:type="simple" xlink:href="http://www.digikey.com/product-detail/en/FG24X7R1A106KRT06/445-173370-1-ND/5811975" text:style-name="Internet_20_link">10UF C</text:a><text:a xlink:type="simple" xlink:href="http://www.digikey.com/product-detail/en/FG24X7R1A106KRT06/445-173370-1-ND/5811975" text:style-name="Internet_20_link"><text:span text:style-name="T1">apacitors</text:span></text:a></text:p>
      <text:p text:style-name="P1"/>
      <text:p text:style-name="P2">19 ea<text:tab/><text:a xlink:type="simple" xlink:href="http://www.digikey.com/product-search/en/resistors/through-hole-resistors/66690?k=2.2kadct-ND">2.2K </text:a><text:a xlink:type="simple" xlink:href="http://www.digikey.com/product-search/en/resistors/through-hole-resistors/66690?k=2.2kadct-ND"><text:span text:style-name="T2">0.</text:span></text:a><text:a xlink:type="simple" xlink:href="http://www.digikey.com/product-search/en/resistors/through-hole-resistors/66690?k=2.2kadct-ND">1% resistors</text:a></text:p>
      <text:p text:style-name="P1"/>
      <text:p text:style-name="P1"><text:span text:style-name="T1">13 ea<text:tab/></text:span><text:a xlink:type="simple" xlink:href="http://www.digikey.com/product-search/en/resistors/through-hole-resistors/66690?k=56KADCT-ND"><text:span text:style-name="T1">56K 0.1%</text:span></text:a><text:a xlink:type="simple" xlink:href="http://www.digikey.com/product-search/en/resistors/through-hole-resistors/66690?k=56KADCT-ND"> resistors</text:a> </text:p>
      <text:p text:style-name="P1"/>
      <text:p text:style-name="P4">3 ea<text:tab/>LEM HO-50-S <text:a xlink:type="simple" xlink:href="http://www.digikey.com/product-search/en?keywords=HO-50-S">Hall effect current sensors</text:a></text:p>
      <text:p text:style-name="P1"/>
      <text:p text:style-name="P4">3 ea<text:tab/><text:a xlink:type="simple" xlink:href="http://www.digikey.com/product-detail/en/PHR-5/455-1163-ND/608605">connector shells</text:a> for current sensors</text:p>
      <text:p text:style-name="P4"/>
      <text:p text:style-name="P4">9 ea<text:tab/><text:a xlink:type="simple" xlink:href="../CONN%20TERMINAL%2028-24AWG%20TIN">crimp pins</text:a> for above connector shells</text:p>
      <text:p text:style-name="P4"/>
      <text:p text:style-name="P4">6ft<text:tab/>24AWG <text:a xlink:type="simple" xlink:href="http://www.newark.com/nte-electronics/wh24-01-100/hook-up-wire-300v-stranded-type/dp/33C7361">Brown hookup wire</text:a> </text:p>
      <text:p text:style-name="P4">6ft<text:tab/>24AWG <text:a xlink:type="simple" xlink:href="http://www.newark.com/nte-electronics/wh24-02-100/hook-up-wire-100ft-24awg-copper/dp/33C7363">Red hookup wire</text:a> </text:p>
      <text:p text:style-name="P4">6ft<text:tab/>24AWG <text:a xlink:type="simple" xlink:href="http://www.newark.com/nte-electronics/wh24-03-100/hook-up-wire-100ft-24awg-copper/dp/33C7366">Orange hookup wire</text:a> </text:p>
      <text:p text:style-name="P4">12ft<text:tab/>24AWG <text:a xlink:type="simple" xlink:href="http://www.newark.com/nte-electronics/wh24-04-100/hook-up-wire-100ft-24awg-copper/dp/33C7368">Yellow hookup wire</text:a> </text:p>
      <text:p text:style-name="P4">12ft<text:tab/>24AWG <text:a xlink:type="simple" xlink:href="http://www.newark.com/nte-electronics/wh24-05-100/hook-up-wire-100ft-24awg-copper/dp/33C7370">Green hookup wire</text:a> </text:p>
      <text:p text:style-name="P4">12ft<text:tab/>24AWG <text:a xlink:type="simple" xlink:href="http://www.newark.com/nte-electronics/wh24-06-100/hook-up-wire-100ft-24awg-copper/dp/33C7372">Blue hookup wire</text:a> </text:p>
      <text:p text:style-name="P4">12ft<text:tab/>24AWG <text:a xlink:type="simple" xlink:href="http://www.newark.com/nte-electronics/wh24-07-100/hook-up-wire-300v-stranded-type/dp/33C7375">Violet hookup wire</text:a> </text:p>
      <text:p text:style-name="P4">12ft<text:tab/>24AWG <text:a xlink:type="simple" xlink:href="http://www.newark.com/nte-electronics/wh24-09-100/hook-up-wire-100ft-24awg-copper/dp/33C7381">White hookup wire</text:a> </text:p>
      <text:p text:style-name="P4"/>
      <text:p text:style-name="P4">18ft<text:tab/><text:a xlink:type="simple" xlink:href="http://www.digikey.com/product-detail/en/C2462A.41.10/C2462-100-ND/5011442">3 wire 24AWG cable</text:a></text:p>
      <text:p text:style-name="P4"/>
      <text:p text:style-name="P7">Cost per PiJack unit is about $253 NOT counting shipping charges, which can be signif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13:00.421260287</meta:creation-date>
    <dc:date>2016-06-03T09:06:53.807526991</dc:date>
    <meta:editing-duration>PT1H21M3S</meta:editing-duration>
    <meta:editing-cycles>7</meta:editing-cycles>
    <meta:generator>LibreOffice/4.1.3.2$Linux_X86_64 LibreOffice_project/410m0$Build-2</meta:generator>
    <meta:print-date>2016-05-26T13:04:39.719699395</meta:print-date>
    <meta:document-statistic meta:table-count="0" meta:image-count="0" meta:object-count="0" meta:page-count="1" meta:paragraph-count="26" meta:word-count="184" meta:character-count="955" meta:non-whitespace-character-count="786"/>
  </office:meta>
</office:document-meta>
</file>